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Groupe TP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Groupe numéro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Numéro Suj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T Alain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’ANGELO Maïken</text:p>
          </table:table-cell>
          <table:table-cell office:value-type="string" calcext:value-type="string">
            <text:p>Étudian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ARD Valentin</text:p>
          </table:table-cell>
          <table:table-cell office:value-type="string" calcext:value-type="string">
            <text:p>Étudia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 SMAIL Mehdi</text:p>
          </table:table-cell>
          <table:table-cell office:value-type="string" calcext:value-type="string">
            <text:p>Étudiant 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ERNARD Elena</text:p>
          </table:table-cell>
          <table:table-cell office:value-type="string" calcext:value-type="string">
            <text:p>Étudiant 4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<text:a xlink:href="https://www.pythonanywhere.com/user/2024groupe20/" xlink:type="simple">https://www.pythonanywhere.com/user/2024groupe20/</text:a></text:p>
          </table:table-cell>
          <table:table-cell table:number-columns-repeated="2"/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4-01-25T16:41:59.410691218</dc:date>
    <meta:editing-duration>PT15M33S</meta:editing-duration>
    <meta:editing-cycles>2</meta:editing-cycles>
    <meta:generator>LibreOffice/7.3.7.2$Linux_X86_64 LibreOffice_project/30$Build-2</meta:generator>
    <meta:document-statistic meta:table-count="1" meta:cell-count="20" meta:object-count="0"/>
  </office:meta>
</office:document-meta>
</file>